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color="#000000" style:font-name="Times New Roman" fo:font-size="14pt" style:font-size-asian="14pt" style:font-name-complex="Times New Roman1" style:font-size-complex="14pt"/>
    </style:style>
    <style:style style:name="P2" style:family="paragraph" style:parent-style-name="Standard">
      <style:text-properties fo:color="#000000" style:font-name="Times New Roman" fo:font-size="14pt" style:font-size-asian="14pt" style:font-size-complex="14pt"/>
    </style:style>
    <style:style style:name="P3" style:family="paragraph" style:parent-style-name="Standard">
      <style:text-properties fo:color="#222222" style:font-name="Times New Roman" fo:font-size="14pt" style:font-name-asian="Times New Roman1" style:font-size-asian="14pt" style:language-asian="ru" style:country-asian="RU" style:font-name-complex="Times New Roman1" style:font-size-complex="14pt"/>
    </style:style>
    <style:style style:name="P4" style:family="paragraph" style:parent-style-name="Standard">
      <style:paragraph-properties fo:text-align="center" style:justify-single-word="false"/>
      <style:text-properties fo:color="#222222" style:font-name="Times New Roman" fo:font-size="14pt" style:font-name-asian="Times New Roman1" style:font-size-asian="14pt" style:language-asian="ru" style:country-asian="RU" style:font-name-complex="Times New Roman1" style:font-size-complex="14pt"/>
    </style:style>
    <style:style style:name="P5" style:family="paragraph" style:parent-style-name="Standard">
      <style:text-properties fo:color="#222222" style:font-name="Times New Roman" fo:font-size="14pt" style:font-size-asian="14pt" style:font-name-complex="Times New Roman1" style:font-size-complex="14pt"/>
    </style:style>
    <style:style style:name="P6" style:family="paragraph" style:parent-style-name="Standard">
      <style:text-properties fo:color="#222222" style:font-name="Times New Roman" fo:font-size="14pt" fo:font-weight="normal" style:font-name-asian="Times New Roman1" style:font-size-asian="14pt" style:language-asian="ru" style:country-asian="RU" style:font-weight-asian="normal" style:font-name-complex="Times New Roman1" style:font-size-complex="14pt" style:font-weight-complex="normal"/>
    </style:style>
    <style:style style:name="P7" style:family="paragraph" style:parent-style-name="Standard">
      <style:text-properties fo:color="#222222" style:font-name="Times New Roman" fo:font-size="14pt" fo:font-weight="normal" style:font-size-asian="14pt" style:font-weight-asian="normal" style:font-name-complex="Times New Roman1" style:font-size-complex="14pt" style:font-weight-complex="normal"/>
    </style:style>
    <style:style style:name="P8" style:family="paragraph" style:parent-style-name="Standard">
      <style:text-properties style:font-name="Times New Roman" fo:font-size="14pt" style:font-size-asian="14pt" style:font-name-complex="Times New Roman1" style:font-size-complex="14pt"/>
    </style:style>
    <style:style style:name="P9"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10" style:family="paragraph" style:parent-style-name="Standard">
      <style:text-properties style:font-name="Times New Roman" fo:font-size="14pt" style:font-size-asian="14pt" style:font-size-complex="14pt"/>
    </style:style>
    <style:style style:name="P11" style:family="paragraph" style:parent-style-name="Standard">
      <style:paragraph-properties fo:text-align="center" style:justify-single-word="false"/>
      <style:text-properties style:font-name="Times New Roman" fo:font-size="14pt" style:font-size-asian="14pt" style:font-size-complex="14pt"/>
    </style:style>
    <style:style style:name="P12" style:family="paragraph" style:parent-style-name="Standard">
      <style:text-properties style:font-name="Times New Roman" fo:font-size="14pt" fo:font-weight="normal" style:font-size-asian="14pt" style:font-weight-asian="normal" style:font-size-complex="14pt" style:font-weight-complex="normal"/>
    </style:style>
    <style:style style:name="P13" style:family="paragraph" style:parent-style-name="Standard">
      <style:text-properties style:font-name="Times New Roman" fo:font-size="14pt" fo:font-weight="normal" style:font-size-asian="14pt" style:font-weight-asian="normal" style:font-name-complex="Times New Roman1" style:font-size-complex="14pt" style:font-weight-complex="normal"/>
    </style:style>
    <style:style style:name="P14" style:family="paragraph" style:parent-style-name="Standard">
      <style:paragraph-properties style:line-height-at-least="0.415cm" fo:background-color="#ffffff">
        <style:background-image/>
      </style:paragraph-properties>
      <style:text-properties fo:color="#222222" style:font-name="Times New Roman" fo:font-size="14pt" style:font-name-asian="Times New Roman1" style:font-size-asian="14pt" style:language-asian="ru" style:country-asian="RU" style:font-name-complex="Times New Roman1" style:font-size-complex="14pt"/>
    </style:style>
    <style:style style:name="P15" style:family="paragraph" style:parent-style-name="Standard">
      <style:paragraph-properties style:line-height-at-least="0.415cm" fo:text-align="center" style:justify-single-word="false" fo:background-color="#ffffff">
        <style:background-image/>
      </style:paragraph-properties>
      <style:text-properties fo:color="#222222" style:font-name="Times New Roman" fo:font-size="14pt" style:font-name-asian="Times New Roman1" style:font-size-asian="14pt" style:language-asian="ru" style:country-asian="RU" style:font-name-complex="Times New Roman1" style:font-size-complex="14pt"/>
    </style:style>
    <style:style style:name="P16" style:family="paragraph" style:parent-style-name="Standard">
      <style:paragraph-properties style:line-height-at-least="0.415cm" fo:background-color="#ffffff">
        <style:background-image/>
      </style:paragraph-properties>
      <style:text-properties fo:color="#222222" style:font-name="Times New Roman" fo:font-size="14pt" style:font-name-asian="Times New Roman1" style:font-size-asian="14pt" style:language-asian="ru" style:country-asian="RU" style:font-name-complex="Calibri1" style:font-size-complex="14pt"/>
    </style:style>
    <style:style style:name="P17" style:family="paragraph" style:parent-style-name="Standard">
      <style:paragraph-properties style:line-height-at-least="0.415cm" fo:background-color="#ffffff">
        <style:background-image/>
      </style:paragraph-properties>
      <style:text-properties fo:color="#222222" style:font-name="Times New Roman" fo:font-size="14pt" fo:font-weight="normal" style:font-name-asian="Times New Roman1" style:font-size-asian="14pt" style:language-asian="ru" style:country-asian="RU" style:font-weight-asian="normal" style:font-name-complex="Times New Roman1" style:font-size-complex="14pt" style:font-weight-complex="normal"/>
    </style:style>
    <style:style style:name="P18" style:family="paragraph" style:parent-style-name="Standard">
      <style:paragraph-properties style:line-height-at-least="0.415cm" fo:background-color="#ffffff">
        <style:background-image/>
      </style:paragraph-properties>
      <style:text-properties fo:color="#222222" style:font-name="Calibri" fo:font-size="14pt" style:font-name-asian="Times New Roman1" style:font-size-asian="14pt" style:language-asian="ru" style:country-asian="RU" style:font-name-complex="Calibri1" style:font-size-complex="14pt"/>
    </style:style>
    <style:style style:name="P19" style:family="paragraph" style:parent-style-name="Standard">
      <style:paragraph-properties style:line-height-at-least="0.415cm" fo:background-color="#ffffff">
        <style:background-image/>
      </style:paragraph-properties>
      <style:text-properties style:font-name="Times New Roman" fo:font-size="14pt" style:font-size-asian="14pt" style:font-size-complex="14pt"/>
    </style:style>
    <style:style style:name="P20" style:family="paragraph" style:parent-style-name="Standard">
      <style:paragraph-properties style:line-height-at-least="0.415cm" fo:text-align="center" style:justify-single-word="false" fo:background-color="#ffffff">
        <style:background-image/>
      </style:paragraph-properties>
      <style:text-properties style:font-name="Times New Roman" fo:font-size="14pt" style:font-size-asian="14pt" style:font-size-complex="14pt"/>
    </style:style>
    <style:style style:name="P21" style:family="paragraph" style:parent-style-name="Standard">
      <style:paragraph-properties style:line-height-at-least="0.415cm" fo:background-color="#ffffff">
        <style:background-image/>
      </style:paragraph-properties>
      <style:text-properties style:font-name="Times New Roman" fo:font-size="14pt" style:font-size-asian="14pt" style:font-name-complex="Times New Roman1" style:font-size-complex="14pt"/>
    </style:style>
    <style:style style:name="P22" style:family="paragraph" style:parent-style-name="Standard">
      <style:paragraph-properties fo:margin-top="0cm" fo:margin-bottom="0cm" fo:line-height="100%"/>
      <style:text-properties fo:color="#222222" style:font-name="Times New Roman" fo:font-size="14pt" style:font-name-asian="Times New Roman1" style:font-size-asian="14pt" style:language-asian="ru" style:country-asian="RU" style:font-name-complex="Times New Roman1" style:font-size-complex="14pt"/>
    </style:style>
    <style:style style:name="P23" style:family="paragraph" style:parent-style-name="Standard">
      <style:paragraph-properties fo:margin-top="0cm" fo:margin-bottom="0cm" fo:line-height="100%"/>
      <style:text-properties style:font-name="Times New Roman" fo:font-size="14pt" style:font-size-asian="14pt" style:font-size-complex="14pt"/>
    </style:style>
    <style:style style:name="P24" style:family="paragraph" style:parent-style-name="Title">
      <style:text-properties style:font-name="Times New Roman" fo:font-size="14pt" fo:font-weight="normal" style:font-size-asian="14pt" style:font-weight-asian="normal" style:font-size-complex="14pt" style:font-weight-complex="normal"/>
    </style:style>
    <style:style style:name="P25" style:family="paragraph" style:parent-style-name="Title">
      <style:text-properties style:font-name="Times New Roman" fo:font-size="14pt" fo:font-weight="normal" style:font-size-asian="14pt" style:font-weight-asian="normal" style:font-name-complex="Times New Roman1" style:font-size-complex="14pt" style:font-weight-complex="normal"/>
    </style:style>
    <style:style style:name="P26" style:family="paragraph" style:parent-style-name="Standard" style:master-page-name="Standard">
      <style:paragraph-properties fo:text-align="center" style:justify-single-word="false" style:page-number="auto"/>
    </style:style>
    <style:style style:name="P27" style:family="paragraph" style:parent-style-name="Standard">
      <style:paragraph-properties fo:text-align="center" style:justify-single-word="false"/>
      <style:text-properties style:font-name="Times New Roman" fo:font-size="14pt" style:font-size-asian="14pt" style:font-name-complex="Times New Roman1" style:font-size-complex="14pt"/>
    </style:style>
    <style:style style:name="P28" style:family="paragraph" style:parent-style-name="Standard">
      <style:text-properties style:font-name="Times New Roman" fo:font-size="14pt" style:font-size-asian="14pt" style:font-size-complex="14pt"/>
    </style:style>
    <style:style style:name="P29" style:family="paragraph" style:parent-style-name="Standard">
      <style:paragraph-properties fo:text-align="center" style:justify-single-word="false"/>
      <style:text-properties fo:color="#222222" style:font-name="Times New Roman" fo:font-size="14pt" style:font-name-asian="Times New Roman1" style:font-size-asian="14pt" style:language-asian="ru" style:country-asian="RU" style:font-name-complex="Times New Roman1" style:font-size-complex="14pt"/>
    </style:style>
    <style:style style:name="P30" style:family="paragraph" style:parent-style-name="Standard">
      <style:paragraph-properties style:line-height-at-least="0.415cm" fo:background-color="#ffffff">
        <style:background-image/>
      </style:paragraph-properties>
      <style:text-properties style:font-name="Times New Roman" fo:font-size="14pt" style:font-size-asian="14pt" style:font-size-complex="14pt"/>
    </style:style>
    <style:style style:name="P31" style:family="paragraph" style:parent-style-name="Standard">
      <style:paragraph-properties style:line-height-at-least="0.415cm" fo:background-color="#ffffff">
        <style:background-image/>
      </style:paragraph-properties>
      <style:text-properties style:font-name="Times New Roman" fo:font-size="14pt" fo:background-color="transparent" style:font-size-asian="14pt" style:font-size-complex="14pt"/>
    </style:style>
    <style:style style:name="P32" style:family="paragraph" style:parent-style-name="Standard">
      <style:paragraph-properties style:line-height-at-least="0.415cm" fo:background-color="#ffffff">
        <style:background-image/>
      </style:paragraph-properties>
      <style:text-properties fo:color="#222222" style:font-name="Times New Roman" fo:font-size="14pt" style:font-name-asian="Times New Roman1" style:font-size-asian="14pt" style:language-asian="ru" style:country-asian="RU" style:font-name-complex="Times New Roman1" style:font-size-complex="14pt"/>
    </style:style>
    <style:style style:name="T1" style:family="text">
      <style:text-properties style:font-name="Times New Roman" fo:font-size="14pt" style:font-size-asian="14pt" style:font-name-complex="Times New Roman1" style:font-size-complex="14pt"/>
    </style:style>
    <style:style style:name="T2" style:family="text">
      <style:text-properties style:font-name-complex="Times New Roman1"/>
    </style:style>
    <style:style style:name="T3" style:family="text">
      <style:text-properties fo:color="#222222" style:font-name="Times New Roman" fo:font-size="20pt" style:font-name-asian="Times New Roman1" style:font-size-asian="20pt" style:language-asian="ru" style:country-asian="RU" style:font-name-complex="Times New Roman1" style:font-size-complex="20pt"/>
    </style:style>
    <style:style style:name="T4" style:family="text">
      <style:text-properties fo:color="#222222" style:font-name-asian="Times New Roman1" style:language-asian="ru" style:country-asian="RU" style:font-name-complex="Times New Roman1"/>
    </style:style>
    <style:style style:name="T5" style:family="text">
      <style:text-properties fo:color="#222222" style:font-name-complex="Times New Roman1"/>
    </style:style>
    <style:style style:name="T6" style:family="text">
      <style:text-properties fo:color="#222222" fo:language="ru" fo:country="RU" fo:background-color="transparent" style:font-name-asian="Times New Roman1" style:language-asian="ru" style:country-asian="RU" style:font-name-complex="Times New Roman1"/>
    </style:style>
    <style:style style:name="T7" style:family="text">
      <style:text-properties fo:color="#222222" fo:language="ru" fo:country="RU" style:font-name-asian="Times New Roman1" style:language-asian="ru" style:country-asian="RU" style:font-name-complex="Times New Roman1"/>
    </style:style>
    <style:style style:name="T8" style:family="text">
      <style:text-properties fo:color="#222222" fo:background-color="transparent" style:font-name-asian="Times New Roman1" style:language-asian="ru" style:country-asian="RU" style:font-name-complex="Times New Roman1"/>
    </style:style>
    <style:style style:name="T9" style:family="text">
      <style:text-properties style:language-asian="ru" style:country-asian="RU" style:font-name-complex="Times New Roman1"/>
    </style:style>
    <style:style style:name="T10" style:family="text">
      <style:text-properties fo:color="#000000"/>
    </style:style>
    <style:style style:name="T11" style:family="text">
      <style:text-properties fo:color="#000000" style:font-name-complex="Times New Roman1"/>
    </style:style>
    <style:style style:name="T12" style:family="text">
      <style:text-properties fo:color="#000000" fo:language="en" fo:country="US" style:font-name-complex="Times New Roman1"/>
    </style:style>
    <style:style style:name="T13" style:family="text">
      <style:text-properties fo:language="en" fo:country="US" style:font-name-complex="Times New Roman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text:s text:c="2"/>Четырех</text:span><text:bookmark text:name="_GoBack"/><text:span text:style-name="T1">серийный сериал <text:s text:c="91"/></text:span></text:p>
      <text:p text:style-name="P9"/>
      <text:p text:style-name="P11"><text:span text:style-name="T2"><text:s text:c="3"/></text:span><text:span text:style-name="T4">«Лунная нить»</text:span></text:p>
      <text:p text:style-name="P4"><text:s text:c="76"/></text:p>
      <text:p text:style-name="P11"><text:span text:style-name="T4"><text:s/></text:span><text:span text:style-name="T5">Мелодраматическая комедия</text:span></text:p>
      <text:p text:style-name="P1"/>
      <text:p text:style-name="P10"><text:span text:style-name="T11">В начале каждой серии звучит песня</text:span><text:span text:style-name="T12">:</text:span><text:span text:style-name="T11"> </text:span></text:p>
      <text:p text:style-name="P2">О чём ты собралась поговорить,<text:line-break/>Когда так мало времени для счастья,<text:line-break/>И солнышко лишь для того погасло,<text:line-break/>Чтоб лунную мы отыскали нить.<text:line-break/><text:line-break/>А я вот задержался на луне…<text:line-break/>Свет серебра несётся вниз потоком,<text:line-break/>И я свои с ним посылаю строки,<text:line-break/>И жду, когда поднимешься ко мне.<text:line-break/><text:line-break/>Любовь необъяснимости полна-<text:line-break/>Тебе немного боязно, я знаю..<text:line-break/>Босая и красивая такая,<text:line-break/>Куда же ты отправилась одна...<text:line-break/><text:line-break/>О чём ты собралась поговорить?<text:line-break/>Какие уж из нас канатоходцы...<text:line-break/>Давай присядем, дожидаясь солнца,<text:line-break/>И лунную раскачивая нить.<text:line-break/>https://www.youtube.com/watch?v=7XMkmxT57zM</text:p>
      <text:p text:style-name="P14"/>
      <text:p text:style-name="P15">Идея сериала:</text:p>
      <text:p text:style-name="P14">«Всё, что неожиданно изменяет нашу жизнь – не случайность.»</text:p>
      <text:p text:style-name="P15">Слоган сериала:</text:p>
      <text:p text:style-name="P14"> «Автомобиль - не только средство передвижения»</text:p>
      <text:p text:style-name="P18"/>
      <text:p text:style-name="P14"/>
      <text:p text:style-name="P20"><text:soft-page-break/><text:span text:style-name="T4">Герои сериала</text:span><text:span text:style-name="T3">:</text:span></text:p>
      <text:p text:style-name="P14"/>
      <text:p text:style-name="P24"><text:span text:style-name="T2"><text:s/>Дмитрий Владимирович Легкоступин <text:s/>- председатель Велиградской областной думы. <text:s/>С</text:span><text:span text:style-name="T4">кромного вида средних лет человек со следами интеллекта на лице</text:span><text:span text:style-name="T2">.</text:span></text:p>
      <text:p text:style-name="P17"/>
      <text:p text:style-name="P25">Степан Елизаров - водитель Легкоступина. Молодой человек приятной наружности. <text:s text:c="2"/></text:p>
      <text:p text:style-name="P25"/>
      <text:p text:style-name="P25">Алексей Гребешков - <text:s/>водитель разбитого желтого автобуса психиатрической больницы города <text:s/>Загорска. Молодой человек с лицом Иванушки-дурачка из иллюстраций к русским народным сказкам. <text:s/></text:p>
      <text:p text:style-name="P25"/>
      <text:p text:style-name="P25">Вовчик - приятель Гребешкова. Разбитной молодой человек. </text:p>
      <text:p text:style-name="P6"/>
      <text:p text:style-name="P12"><text:span text:style-name="T4">Официантка в кафе «Невинный садовник» в городе </text:span><text:span text:style-name="T2">Синеозерске - </text:span><text:span text:style-name="T4">молодая постоянно зевающая девушка.</text:span></text:p>
      <text:p text:style-name="P25"/>
      <text:p text:style-name="P25">Дед Артем - случайный попутчик Легкоступина в автобусе. </text:p>
      <text:p text:style-name="P25"/>
      <text:p text:style-name="P25">Танька и Толик, семейная пара - случайные попутчики Легкоступина.. <text:s text:c="2"/></text:p>
      <text:p text:style-name="P13"/>
      <text:p text:style-name="P12"><text:span text:style-name="T2">Антоныч - вахтер </text:span><text:span text:style-name="T5">психиатрической клиники </text:span><text:span text:style-name="T2">Синеозерска.Средних лет человек с лицом любителя горячительных напитков. </text:span></text:p>
      <text:p text:style-name="P12"><text:span text:style-name="T2">Сережа - охранник в </text:span><text:span text:style-name="T5">психиатрической клинике </text:span><text:span text:style-name="T2">Синеозерска. </text:span></text:p>
      <text:p text:style-name="P12"><text:span text:style-name="T2">Вова и Петюня - санитары </text:span><text:span text:style-name="T5">психиатрической клиники </text:span><text:span text:style-name="T2">Синеозерска.</text:span></text:p>
      <text:p text:style-name="P12"><text:span text:style-name="T5">Аркадий Петрович Кошмайдер - главный врач психиатрической клиники </text:span><text:span text:style-name="T2">Синеозерска. </text:span></text:p>
      <text:p text:style-name="P12"><text:span text:style-name="T5">Светлана Николаевна Печерская - старшая медсестра психиатрической клиники Синеозерска.К</text:span><text:span text:style-name="T2">расивая статная дама</text:span><text:span text:style-name="T5">.</text:span></text:p>
      <text:p text:style-name="P7">Петр Иванович Стреногов - начальник полиции города Синеозерска. <text:s/>.Плотный угрюмого вида мужчина.</text:p>
      <text:p text:style-name="P12"><text:span text:style-name="T5">Николай Николаевич Кузнецов - мэр города </text:span><text:span text:style-name="T2">Синеозерск</text:span><text:span text:style-name="T5">а.Средних лет мужчина с волевым лицом. </text:span></text:p>
      <text:p text:style-name="P7">Лида - секретарша Стреногова. Приятной наружности девушка. <text:s/></text:p>
      <text:p text:style-name="P7"><text:soft-page-break/>Парамонов - старший лейтенант полиции, подчиненный Стреногова. Молодой человек с глуповатым лицом. </text:p>
      <text:p text:style-name="P7">Криворуков - чиновник из мэрии Синеозерска. Средних лет человек с бегающими глазками. </text:p>
      <text:p text:style-name="P7">Пятницкий - сержант полиции. Дебиловатого вида молодой человек. </text:p>
      <text:p text:style-name="P12"><text:span text:style-name="T5">Анна Красавина - врач <text:s/>психиатрической клиники </text:span><text:span text:style-name="T2">Синеозерска. Молодая женщина с красивым славянским лицом.</text:span></text:p>
      <text:p text:style-name="P7">Софья Ивановна Красавина - мать Анны. Вечно больная женщина.</text:p>
      <text:p text:style-name="P12"><text:span text:style-name="T5">Валерия - медсестра в психиатрической <text:s/>клинике </text:span><text:span text:style-name="T2">Синеозерска. Молодая девушка несколько неряшливой внешности. </text:span></text:p>
      <text:p text:style-name="P12"><text:span text:style-name="T5">Татьяна Васильевна <text:s/>(баба Таня) - санитарка в клинике Син</text:span><text:span text:style-name="T2">еозерска. <text:s/>Полная пожилая <text:s/>женщина</text:span><text:span text:style-name="T5">.</text:span></text:p>
      <text:p text:style-name="P12"><text:span text:style-name="T5">Подполковник Молчанов - з</text:span><text:span text:style-name="T11">аместитель по воспитательной работе полиции города </text:span><text:span text:style-name="T2">Синеозерска. С</text:span><text:span text:style-name="T5">редних лет человек с громким командным голосом.</text:span></text:p>
      <text:p text:style-name="P12"><text:span text:style-name="T5">Владимир Юрьевич Зверев - руководитель отделения ФСБ </text:span><text:span text:style-name="T2">Синеозерска. Немолодой человек грузного вида. </text:span></text:p>
      <text:p text:style-name="P7">Вячеслав Алексеевич Томский – секретарь Зверева. Обаятельный молодой человек с внешностью и голосом лица нетрадиционной ориентации. <text:s/></text:p>
      <text:p text:style-name="P12"><text:span text:style-name="T5">Анатолий Сергеевич Лихоглазов - губернатор </text:span><text:span text:style-name="T2">Велиградской </text:span><text:span text:style-name="T5">области. Статный крупный мужчина. </text:span></text:p>
      <text:p text:style-name="P12"><text:span text:style-name="T5">Игорь Иванович Ручников – директор ФСБ </text:span><text:span text:style-name="T2">Велиградской области, </text:span><text:span text:style-name="T5">внешне напоминающий Феликса Дзержинского. <text:s/></text:span></text:p>
      <text:p text:style-name="P7">Сверчуткин Иван Федорович – «заплечных дел мастер», агент Зверева. Средних лет человек с «мертвыми глазами». <text:s/></text:p>
      <text:p text:style-name="P7">Капитан Сотников <text:s/>- капитан ГИБДД. Человек без сколько- нибудь запоминающегося лица. </text:p>
      <text:p text:style-name="P7">Содомский Юрий Андреевич - свидетель аварии. Подвижный человек неопределенных лет. </text:p>
      <text:p text:style-name="P7">Иван Иванович Туруханов - зять Содомского. Мужчина в годах с детским голосом. </text:p>
      <text:p text:style-name="P7">Станкевич Борис Глебович - врач «Скорой помощи». Молодой человек со скучающим выражением лица. <text:s/></text:p>
      <text:p text:style-name="P7"><text:soft-page-break/>Вера Павловна Кузнецова - жена мэра города Синеозерска. Стареющая красавица. <text:s/></text:p>
      <text:p text:style-name="P7">Федор - водитель машины «Скорой помощи». Человек с равнодушным выражением лица. </text:p>
      <text:p text:style-name="P7">Александр Васильевич Сорокин - заместитель председателя Велиградской облдумы Легкоступина. </text:p>
      <text:p text:style-name="P7">Ираклий Львович Щукин - директор театра имени Плоткина. Подвижный говорливый человек неопределенного возраста. </text:p>
      <text:p text:style-name="P12"><text:span text:style-name="T5">Тюлькин Василий Петрович – актер театра. Двойник </text:span><text:span text:style-name="T2">Дмитрия Владимировича Легкоступина. <text:s/></text:span></text:p>
      <text:p text:style-name="P17"> </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5"/>
      <text:p text:style-name="P16"/>
      <text:p text:style-name="P14"> </text:p>
      <text:p text:style-name="P15"><text:soft-page-break/>Синопсис сериала. </text:p>
      <text:p text:style-name="P19"><text:span text:style-name="T4">Возле небольшого районного центра <text:s/>Синеозерска неожиданно поломался служебный автомобиль председателя </text:span><text:span text:style-name="T2">Велиградской</text:span><text:span text:style-name="T4"> областной думы (мягкого интеллигентного вида человека в скромных кругленьких очках, которого подчиненные между собой называют «Идиотом») Дмитрия Владимировича Легкоступина. <text:s/>Дмитрий Владимирович не стал дожидаться другой машины, а решил ехать автобусом. Мотив: побуду среди людей, поговорю с ними о жизни, об их проблемах и тд и тп. </text:span></text:p>
      <text:p text:style-name="P19"><text:span text:style-name="T4">В тоже самое время водитель старенького желтого <text:s/>автобуса перевозил </text:span><text:span text:style-name="T5">душевнобольных </text:span><text:span text:style-name="T4">из </text:span><text:span text:style-name="T5">психиатрической клиники Загорска </text:span><text:span text:style-name="T4">в клинику Синеозерска. Связанно это было с переполненностью клиники в Загорске. <text:s text:c="3"/></text:span></text:p>
      <text:p text:style-name="P19"><text:span text:style-name="T4">Подъезжая к Синеозерску, желтый автобус забарахлил. Водитель Леша Гребешков остановился на стоянке возле кафе «Невинный садовник». Он долил в мотор масла, в радиатор добавил охлаждающей жидкости и зашел в кафе перекусить, а дверь автобуса по преступной халатности не закрыл. В кафе водитель встретил старого дружка Вована. Друзья выпили и долго говорили за жизнь. Наконец, они расстались. Водитель желтого автобуса залез в кабину, посмотрел в зеркало заднего вида и обомлел. Салон желтого автобуса был пуст. Пациенты психиатрической лечебницы разбрелись. Вместо того, чтобы искать исчезнувших пациентов, водитель желтого автобуса подъехал к автовокзалу. Обманом набрал <text:s/>соответствующее количество пассажиров и повез их к месту назначения в </text:span><text:span text:style-name="T5">психиатрическую клинику <text:s/>Синеозерска. </text:span><text:span text:style-name="T4">Алексей Гребешков сдал по акту пациентов и уехал. Несколько дней, пока не разобрались что к чему, всех случайно оказавшихся в <text:s/>лечебнице людей <text:s/>не отпускали. Вскоре выяснилось, что среди них находится и председатель </text:span><text:span text:style-name="T2">Велиградской</text:span><text:span text:style-name="T4"> облдумы. <text:s/>Главный врач больницы Кошмайдер позвонил мэру Синеозерска и сообщил, что в клинике находится председатель областной думы Легкоступин. Какие будут распоряжения? Мэр <text:s/>поставил в известность губернатора. Тот отдал приказ «закрыть в дурке» мягкотелого «Идиота», который мешает губернатору заниматься финансовыми махинациями, и устроить ему особый «губернаторский режим». Взамен на место Легкоступина в областной думе поставить двойника. Мэр <text:s/>передал главному врачу Кошмайдеру <text:s/>решение губернатора.Кошмайдер выполняет устный приказ и оставляет председателя облдумы в психиатрической клинике. </text:span></text:p>
      <text:p text:style-name="P31"><text:span text:style-name="T7">Легкоступин оознает ситуацию. Он уклоняется от лечения препаратами </text:span></text:p>
      <text:p text:style-name="P19"><text:span text:style-name="T6">Легкоступин <text:s/>выбирает путь сохранения мыслительной деятельности для последующего реванша </text:span><text:span text:style-name="T8">. Он </text:span><text:span text:style-name="T4">давно собирался написать <text:s/>историко-фантастический роман «Подмена». О том, как в средние века был заменен </text:span><text:soft-page-break/><text:span text:style-name="T4">король священной Римской империи, и история мира пошла не по тому сценарию, который ему уготовило мироздание. но все <text:s/>не хватало времени. Легкоступин пользуется литературой, которая находится в библиотеке психиатрической <text:s/>клиники, а так же книгами, которые ему приносит его лечащий врач Анна Красавина. Вскоре между врачом и пациентом возникают романтические отношения. </text:span></text:p>
      <text:p text:style-name="P10"><text:span text:style-name="T4">Но эти отношения пытаются разрушить главврач больницы </text:span><text:span text:style-name="T5">Аркадий Петрович Кошмайдер и старшая медсестра Светлана Николаевна Печерская.</text:span></text:p>
      <text:p text:style-name="P19"><text:span text:style-name="T4">Печерская - любовница Кошмайдера, именно она <text:s/>является фактически руководителем клиники. Печерская <text:s/>сообщает о романе врача и <text:s/>пациента <text:s/>губернатору, и тот дает приказ немедленно перевести Легкоступина в другую клинику. <text:s/>Печерская выполняет этот приказ. Анна Красавина, узнав об этом, требует вернуть Дмитрия Владимировича, иначе она напишет про аферы, которые главный врач и главная медсестра устроили в лечебнице. Для этого у нее есть соответствующие доказательства. Дело в том, что Красавина с помощью уборщицы в областной Думе обзавелась ДНК двойника Легкоступина. ДНК же настоящего председателя областной Думы, который сейчас лежит в клинике, у нее всегда под рукой. <text:s/>Эти образцы, говорит она, я отправила своим знакомым в Европу. В случае, если со мной или Легкоступиным что-то случится, то документы с образцами ДНК попадут в нужные инстанции. <text:s/>Те, объясняет она, кто завертел эту аферу, не пострадают, а главврач и старшая медсестра могут запросто лишиться головы. Старшая медсестра звонит к губернатору и рассказывает ему про новые обстоятельства дела. <text:s/>Легкоступина вновь возвращают в клинику. Старшая медсестра просит губернатора перевести ее и главного врача Кошмайдера на административную работу в Велиград.Так и произошло. Кошмайдера и Печерскую </text:span><text:span text:style-name="T2"><text:s/>за отлично проведенную операцию под кодовым названием «Подмена» переводят на административную работу в Департамент здравоохранения Велиградской области. Должность главного <text:s/>врача занимает Анна Красавина с подпиской <text:s/>ФСБ Велиградской области никому не рассказывать об афере с председателем Легкоступиным. Через какое-то время, не ставя в известность руководство Велиградской области, она устраивает комиссию, которая признает Дмитрия Владимировича Легкоступина психически вменяемым. Председателя областной думы Легкоступина выписывают из клиники. </text:span><text:span text:style-name="T9">Дмитрий Владимирович устраивается на работу в местную школу учителем истории. <text:s/></text:span><text:span text:style-name="T2">Анна Красавина <text:s/>и Дмитрий Владимирович Легкоступин <text:s/>женятся, и он берет фамилию своей жены. <text:s/>Дмитрий Владимирови узнает, что вскоре он станет отцом. </text:span></text:p>
      <text:p text:style-name="P10"><text:soft-page-break/><text:span text:style-name="T9">Двойник председателя некоторое время ведет себя тихо, выполняет все требования администрации, но вскоре выходит из-под контроля и захватывает власть в свои руки. Новый лжепредседатель оказывается куда </text:span><text:span text:style-name="T9">хуже прежнего. Он каждодневно пишет дурацкие законы и постановления и требует их незамедлительного исполнения. Он поднял процент откатов в свой карман. Держит губернатора за горло и грозит ему разоблачением. На тайном совещании губернатор приказывает руководителю ФСБ лжепредседателя арестовать и доставить в психиатрическую клинику и вернуть на должность председателя областной думы Легкоступина <text:s/>Руководитель ФСБ предлагает поставить нового двойника. Губернатор возражает:так мы вовсе запутаемся и не будем понимать, кто у нас кто. Руководитель ФСБ соглашается с доводами губернатора. <text:s text:c="2"/>Лжепредседателя арестовывают и помещают в психиатрическую <text:s/>клинику. <text:s/>Узнав, что Легкоступин теперь имеет фамилию Красавин, директор ФСБ приезжает в дом Красавиных и умоляет бывшего председателя областной думы вернуться на должность. <text:s/>Однако, Дмитрий Владимирович не хочет менять свою тихую уютную жизнь, но, как человек мягкий и отходчивый, соглашается, но с условием, что ему не будут мешать. Директор ФСБ клятвенно его в этом заверяет. <text:s/>Дмитрий Владимирович <text:s/>возвращается на место председателя областной думы Велиградской области. Он начинает полномасштабные экономические и политические реформы Вскоре его выдвигают кандидатом в президенты страны. Легкоступин-Красавин с большим отрывом выигрывает выборы и становится новым президентом государства. </text:span></text:p>
      <text:p text:style-name="P21">-----------------------------------------------------------------------------------------------------------------------------------------------------------------------------------------------------</text:p>
      <text:p text:style-name="P9"><text:s text:c="7"/>Синопсис первой серии</text:p>
      <text:p text:style-name="P19"><text:span text:style-name="T4">У председателя Велиградской областной думы Дмитрия Владимировича Легкоступина (мягкого, интеллигентного человека, которого в руководящем составе области называют «идиотом»: взяток не берет, взяточников преследует) пришло время отпуска. Руководство области советует Дмитрию Владимировичу отправиться на заморские острова. Губернатор даже предлагает для этой цели собственную яхту, но Дмитрий Владимирович отказывается. Он предпочитает проводить отпуск на Родине.: в местном санатории «Лесной рай». Председатель приезжает в санаторий, поселяется не в ВИП-номере, а в обычном. Он, как простой обычный человек, загорает, купается в озере, собирает грибы и ягоды .Легкоступин <text:s/>вежлив с персоналом и отдыхающими. <text:s/>В санатории </text:span><text:soft-page-break/><text:span text:style-name="T4">Дмитрий Владимирович начинает писать давно задуманный им историко- фантастический роман «Подмена» В романе идет речь о подмене императора. После чего история страны дала крен в сторону тоталитаризма. Вечерами Дмитрий Владимирович ходит по аллеям парка и проговаривает вслух главы своего романа. Работница санатория санитарка баба Таня сообщает об этих председательских разговорах «ни с кем» директору «Лесного рая» Директор сообщает об отклонениях председателя областной Думы <text:s/>губернатору. Руководитель области срочно собирает совещание руководящего состава области. И сообщает им о состоянии здоровья Легкоступина. <text:s/>В кабинете губернатора идет совещание, на котором решается судьба председателя Дмитрия Владимировича. Звучат даже предложения физической ликвидации . Губернатор жестко пресекает такие предложения и заявляет, что это «не наши» методы работы. Он предлагает по приезду Легкоступина провести медицинское освидетельствование, признать его психическое здоровье отклоняющимся от нормы, и по этой причине <text:s/>не способным к продолжению своих прямых обязанностей. Это избавит область от «неугодного» председате</text:span>ля. </text:p>
      <text:p text:style-name="P14">Время летит, отпуск заканчивается. Дмитрий Владимирович Легкоступин <text:s/>собирает вещи и выходит из номера во двор. Там его уже ждет персональный шофер Степан. </text:p>
      <text:p text:style-name="P10"><text:span text:style-name="T2">В это же время в психиатрической клинике небольшого городка Загорска идут приготовления к транспортировке группы пациентов в пустующую больницу города Синеозерска. <text:s/>Шофер Алексей Гребешков, который должен перевезти больных, спорит с медсестрой Леной Ивановской. Алексей утверждает, что его желтый старенький автобус столько народу, вряд ли, перевезет и «ваще ему сегодня приснилась большая рыба, а рыба, да еще большая, как говорит его личный гороскоп всегда снится к беде». Лена заявляет, что она даже знает, как называется его беда: «большая пьянка» под селедку. Медсестра звонит главврачу больницы. Приходит главный <text:s/>врач</text:span><text:span text:style-name="T5"> и</text:span><text:span text:style-name="T2"> объясняет Гребешкову, что в их клинике нет свободных мест, а в Синеозерской психлечебнице <text:s/>- много свободных мест. Шофер Гребешков сопротивляется. В это время в приемный покой врывается старшая медсестра </text:span><text:span text:style-name="T5">и ставит зарвавшегося водителя на место. Если он не выполнит требование, то будет немедленно уволен. Водитель Алексей Гребешков </text:span><text:span text:style-name="T2">соглашается и начинается посадка пациентов. Вскоре автобус покидает территорию лечебницы.</text:span></text:p>
      <text:p text:style-name="P10"><text:span text:style-name="T2"/></text:p>
      <text:p text:style-name="P8"/>
      <text:p text:style-name="P2"><text:soft-page-break/>На фоне титр звучит песня </text:p>
      <text:p text:style-name="P10"><text:span text:style-name="T10">О чём ты собралась поговорить,<text:line-break/>Когда так мало времени для счастья,<text:line-break/>И солнышко лишь для того погасло,<text:line-break/>Чтоб лунную мы отыскали нить.<text:line-break/><text:line-break/>А я вот задержался на луне…<text:line-break/>Свет серебра несётся вниз потоком,<text:line-break/>И я свои с ним посылаю строки,<text:line-break/>И жду, когда поднимешься ко мне.<text:line-break/><text:line-break/>Любовь необъяснимости полна-<text:line-break/>Тебе немного боязно, я знаю..<text:line-break/>Босая и красивая такая,<text:line-break/>Куда же ты отправилась одна...<text:line-break/><text:line-break/>О чём ты собралась поговорить..<text:line-break/>Какие уж из нас канатоходцы<text:line-break/>Давай присядем, дожидаясь солнца, <text:line-break/>И лунную раскачивая нить.<text:line-break/></text:span></text:p>
      <text:p text:style-name="P8"/>
      <text:p text:style-name="P8">----------------------------------------------------------------------------------------------------------------------------------------------------------------------------------------------------- </text:p>
      <text:p text:style-name="P8"/>
      <text:p text:style-name="P9"><text:s/>Синопсис второй серии </text:p>
      <text:p text:style-name="P8">Председатель Велиградской областной думы Дмитрий Владимирович Легкоступин садится в автомобиль, и шофер Степан везет его к месту службы. Поездка проходит нормально. Председатель слушает классическую музыку и под нее засыпает Неожиданно, он просыпается от неприятного звука. Открывает глаза и видит, что машина стоит на обочине и издает странные звуки. Степан объясняет шефу, что перегрелся двигатель и дальше он ехать не может. Шофер Степан вызывает машину дорожной помощи. Она долго не едет. Легкоступин спрашивает у шофера ,как далеко отсюда до автобусной остановки. Степан отвечает, недалеко километра два до города Синеозерска. Председатель думы <text:soft-page-break/>говорит шоферу, что <text:s/>пойдет в город пешком и там сядет на рейсовый автобус. Пообщается на демократических принципах с простым народом. На окраине города он заходит в кафе. Заказывает кофе и интересуется, в каком направлении ему идти до автовокзала. Официантка Света объясняет ему дорогу, и председатель выходит из кафе и вскоре приходит на автовокзал. Там он знакомится с пассажирами рейсовых автобусов, но себя из скромности и страха (пассажиры ведут резкие разговоры о начальстве) не выдает. </text:p>
      <text:p text:style-name="P10"><text:span text:style-name="T2">В это же время автобус с пациентами мчит по дороге к конечной станции своего назначения. В салоне звучит музыка «шансон» Алексей подпевает и изредка поглядывает на своих подопечных. Рейс проходит нормально: кое-кто спит, кое-кто смотрит в окно. Алексей приходит к выводу, что сон его обманул. Неожиданно, Алексей слышит странный звуки в работающем двигателе своего автобуса. Он остановил автобус возле заправочной станции и попросил проверить <text:s/>его. <text:s/>Механик осмотрел машину. Добавил в мотор масла, заполнил бак бензином и сказал, что все в порядке, можно ехать. Алексей поинтересовался, где у них тут кафе на предмет попить воды, день выдался жарким. Механик ответил ему, что кафе находится прямо за углом. Алексей пошел указанной дорогой. Дверь же автобуса, в котором остались пациенты психиатрической клиники, по извечной своей халатности оставил открытой. </text:span></text:p>
      <text:p text:style-name="P8">Алексей зашел в кафе. Заказал кофе с булочкой. В это время из дальнего темного угла его кто- то окликнул. Алексей пригляделся и узнал в зовущем его человеке своего старого приятеля Вовчика, с которым он когда-то работал на автобазе. Друзья обнялись, а разжав объятия, Вовчик предложил накатить по «соточке». Алексей решительно отказывается: он и так висит на волоске в своей клинике, а тут еще рыба сегодня снилась, а рыбы, как утверждает медсестра Лена, всегда к пьянке снятся. Алексей с приятелем долго и красочно говорят «за жизнь». Наконец, они прощаются. Гребешков идет к своему автобусу. Автобус стоит на том же месте и <text:s/>из его салона доносятся звуки песни в стиле «городской романс». Алексей, подпевая исполнителю, садится в кабину, смотрит в зеркало заднего вида и столбенеет. В салоне автобуса - ни души. Все пациенты разбрелись в неизвестном направлении. Сон про рыбу оказался не предсказанием к пьянке, <text:s/>а пророчеством большого скандала. Водитель приходит в себя и начинает искать решение. Бегать по городу бесполезно. Все одно всех не найдешь. Идти в полицию - это только лишняя проблема на голову, ехать без утерянных пациентов в клинику - значит потерять работу. Так что же делать! Что делать! Эврика! Гребешков заводит свой желтый автобус. Он <text:soft-page-break/>подъезжает <text:s/>к автовокзалу и набирает желающих уехать с ним людей. Вокруг автобуса собирается очередь из желающих уехать. Каждый требует, чтобы взяли именно его. Но Алексей <text:s/>тщательно отбирает (каждого по росту, цвету волос, выражению глаз и тд и тп) только двадцать пассажиров. Люди на перроне недовольны. Автобус большой, а водитель взял только двадцать человек. Водитель оправдывается: автобус старенький и более двадцать человек он не отвезет. Двадцать человек, ровно столько было пациентов из Загорской психбольницы, садятся в салон. <text:s/>Автобус <text:s/>трогается в путь, и вскоре въезжает на территорию Синеозерской клиники для душевнобольных. Водитель Гребешков выводит из автобуса своих подопечных, сдает <text:s/>их <text:s/>медсестре Синеозерской клиники и уезжает.</text:p>
      <text:p text:style-name="P2">На фоне титр звучит песня </text:p>
      <text:p text:style-name="P2">О чём ты собралась поговорить,<text:line-break/>Когда так мало времени для счастья,<text:line-break/>И солнышко лишь для того погасло,<text:line-break/>Чтоб лунную мы отыскали нить.<text:line-break/><text:line-break/>А я вот задержался на луне…<text:line-break/>Свет серебра несётся вниз потоком,<text:line-break/>И я свои с ним посылаю строки,<text:line-break/>И жду, когда поднимешься ко мне.<text:line-break/><text:line-break/>Любовь необъяснимости полна-<text:line-break/>Тебе немного боязно, я знаю..<text:line-break/>Босая и красивая такая,<text:line-break/>Куда же ты отправилась одна...<text:line-break/><text:line-break/>О чём ты собралась поговорить..<text:line-break/>Какие уж из нас канатоходцы<text:line-break/>Давай присядем, дожидаясь солнца, <text:line-break/>И лунную раскачивая нить.<text:line-break/></text:p>
      <text:p text:style-name="P8"/>
      <text:p text:style-name="P10"><text:span text:style-name="T2">--------------------------</text:span><text:span text:style-name="T13">-----------------------------------------------------------------------------------------------------------------------------------------------------------------------</text:span></text:p>
      <text:p text:style-name="P4"><text:soft-page-break/>Синопсис третьей серии.</text:p>
      <text:p text:style-name="P10"><text:span text:style-name="T2">Вскоре руководство Синеозерской <text:s/>клиники для душевнобольных понимает, что из Загорской психиатрической больницы к ним поступили обычные нормальные люди. Среди них оказался и председатель Велиградской областной думы Дмитрий Владимирович Легкоступин, которого узнала санитарка клиники. Главный врач Синеозерской психбольницы Кошмайдер звонит мэру города Кузнецову и сообщает ему, что в <text:s/>его больнице находится председатель облдумы Легкоступин. Мэр зная, что между председателем областной думы <text:s/>Легкоступиным и <text:s/>губернатором Лихоглазовым существуют неприязненные отношения, решает связаться с <text:s/>с губернатором. Лихоглазов отправляет в Синеозерскую психиатрическую клинику делегацию ответственных работников, которые возвращаются с отчетом, что в клинике действительно находится Легкоступин. Губернатор крестится и говорит, что «видать сам Господь решил разобраться с несговорчивым председателем». Руководитель медицинского департамента области звонит в клинику и приказывает главному врачу Кошмайдеру изолировать пациента Легкоступина. Главврач осторожно интересуется, а что делать, если пациент начнет «качать права». Руководитель департамента отвечает: «Пусть качает, кто ему поверит, что он <text:s/>председатель облдумы. Мало ли там у вас Наполеонов. Будет еще и председатель». <text:s/>Таким образом, Дмитрий Владимирович Легкоступин остается в Синеозерской клинике для душевнобольных. Он , спустя некоторое время, осознает тяжесть ситуации, в которой оказался . Но решает бороться. Препараты,которые главный врач Кошмайдер прописал Легкоступину, он регулярно выбрасывает А для сохранения своих мыслительных способностей он продолжает работу над <text:s/>начатом им в санатории романе «Подмена» <text:s/>Для своей работы Дмитрий Владимирович использует книги из библиотеки клиники</text:span><text:span text:style-name="T4">, а так же литературу, которую ему приносит <text:s/>лечащий врач Анна Красавина. Вскоре между врачом и пациентом возникают романтические отношения.</text:span></text:p>
      <text:p text:style-name="P10"><text:span text:style-name="T4">Старшая медсестра </text:span><text:span text:style-name="T5">Светлана Николаевна Печерская</text:span><text:span text:style-name="T4">, любовница главрача Кошмайдера, которая является по существу руководителем клиники, сообщает о сближении врача Красавиной и ее пациента Легкоступина мэру Синеозерска Кузнецову. Тот, в свою очередь, передает информацию <text:s/>губернатору Лихоглазову . Лихоглазов отдает приказ немедленно перевести Легоступина в другую клинику. <text:s/>Печерская выполняет этот приказ. Пациента <text:s/>Легкоступина переводят в другую <text:s/>психиатрическую клинику Велиградской области. На новом месте - более строгий режим </text:span><text:soft-page-break/><text:span text:style-name="T4">содержания и отсутствие, такой необходимой для работы над романом <text:s text:c="5"/>«Подмена», <text:s/>библиотеки. Дмитрий Владимирович Легкоступин требует изменения режима содержания больных и создания в клинике библиотеки. Главный <text:s/>врач больницы отдает приказ поместить надоедливого пациента в изолированную комнату, больше напоминающую тюремный каземат, чем больничную палату и держать его там до тех пор, пока у него не исчезнут навязчивые идеи о преобразованиях психиатрической клиники. Так, Дмитрий Владимирович Легкоступин оказывается в полной изоляции от внешнего мира. Рацион его составляют вода, жидкая каша и сильно действующие антидепрессанты. Через три дня в «камеру» Дмитрия Владимировича приходит настоящий император из его книги и начинает рассказывать ему подлинную историю подмены, а не вымышленную им, <text:s/>Дмитрием Владимировичем, историю. Император является к чиновнику Легкоступину каждый день, и между ними ведутся жаркие дискуссии, как <text:s/>на исторические темы так и по вопросам современного устройства общества. Пожилой санитар Федосеевич сообщает о голосах из изолятроа врачу Горбатовой. Она приходит в «камеру» пациента Легкоступина, садится на принесенный санитаром стул и <text:s/>слушает разговор пациента с невидимым собеседником. Разговор явно вызывает интерес врача Горбатовой. В момент, когда Дмитрий Владимирович обсуждает с императором вопрос с коррупции в стране, врач Горбатова включается <text:s/>в их дискуссию и приводит в пример главного <text:s/>врача больницы, в которой она работает, ретрограда и взяточника. <text:s/>Санитар Федосеевич, слыша эти крамольные речи, бежит к главному <text:s/>врачу <text:s/>больницы и <text:s/>сообщает ему, что врач Горбатова сошла с ума. Она, дескать, сидит в изоляторе <text:s/>у нового пациента и клевещет на руководство больницы. Руководитель клиники <text:s/>отмахивается, обвиняя Федосеевича в чрезмерном пьянстве:такого быть не может поскольку Горбатова - любовница и подельница главврача в его махинациях в клинике. Санитар бьет себя в грудь и утверждает, что у него сегодня и маковой росинки во рту не было. Главврач клиники идет «в председательскую камеру», как называют сейчас эту палату в клинике, и действительно находит в ней врача Горбатову. Глав врач тайно подслушивает разговор и, не выдержав, вступает в дискуссию. Он обвиняет в коррупции <text:s/>руководство области и в том числе лично заточенного в <text:s text:c="2"/>больничный изолятро председателя областной думы. Д. В. Легкоступина. После этого разговора руководитель психбольницы <text:s/>меняет строгий режим в клинике на более щадящий. Перестает давать взятки и брать их. Руководство области обеспокоенно таким положением дел. Легоступина решают, дабы избежать смущение народных масс, перевести </text:span><text:soft-page-break/><text:span text:style-name="T4">в клинику на отдаленном острове. Уже готовы документы и назначен день выезда. </text:span></text:p>
      <text:p text:style-name="P3"/>
      <text:p text:style-name="P2">На фоне титр звучит песня </text:p>
      <text:p text:style-name="P2">О чём ты собралась поговорить,<text:line-break/>Когда так мало времени для счастья,<text:line-break/>И солнышко лишь для того погасло,<text:line-break/>Чтоб лунную мы отыскали нить.<text:line-break/><text:line-break/>А я вот задержался на луне…<text:line-break/>Свет серебра несётся вниз потоком,<text:line-break/>И я свои с ним посылаю строки,<text:line-break/>И жду, когда поднимешься ко мне.<text:line-break/><text:line-break/>Любовь необъяснимости полна-<text:line-break/>Тебе немного боязно, я знаю..<text:line-break/>Босая и красивая такая,<text:line-break/>Куда же ты отправилась одна...<text:line-break/><text:line-break/>О чём ты собралась поговорить..<text:line-break/>Какие уж из нас канатоходцы<text:line-break/>Давай присядем, дожидаясь солнца, <text:line-break/>И лунную раскачивая нить.<text:line-break/></text:p>
      <text:p text:style-name="P3">------------------------------------------------------------------------------------------------------------------------------------------------------------------------------------------</text:p>
      <text:p text:style-name="P4">Синопсис четвертой серии </text:p>
      <text:p text:style-name="P10"><text:span text:style-name="T4">Анна Красавина приходит к Кошмайдеру и заявляет, что если Дмитрия Владимировича не вернут в Синеозерскую клинику, то она напишет в ФСБ <text:s/>про аферу, которую он и старшая медсестра устроили с клинике. Для этого у нее есть соответствующие доказательства: ДНК фиктивного председателя Велиградской областной думы <text:s/>и ДНК настоящего председателя - Легкоступина, Эти образцы, говорит она, я отправила своим знакомым в Европу. В случае, если со мной или Легкоступиным что -то случится, то документы с образцами ДНК попадут в уважаемые инстанции. <text:s/>Руководство области, объясняет она не пострадает, а вот главный врач Кошмайдер <text:s/>и старшая медсестра Печерская могут сильно </text:span><text:soft-page-break/><text:span text:style-name="T4">пострадать. Кошмайдер звонит к губернатору Лихоглазову и рассказывает ему про новые обстоятельства дела. <text:s/>Председателя <text:s/>Легкоступина не ссылают на дальний остров, а вновь возвращают в Синеозерскую <text:s/>клинику. Кошмайдер просит губернатора перевести его и Печерскую <text:s/>на административную работу в Велиград. Губернатор свое слово держит. </text:span><text:span text:style-name="T2">Главного <text:s/>врача <text:s/>Кошмайдера и старшую медсестру <text:s/>Печерскую за отлично проведенную операцию под кодовым названием «Подмена» переводят на административную работу в Департамент здравоохранения области. Должность главврача занимает <text:s/>Анна Красавина. Она дает расписку <text:s/>областному ФСБ о неразглашении обстоятельств «дела Легкоступина» Позднее, не ставя в известность руководство Велиградской области, Анна устраивает комиссию, которая признает Дмитрия Владимировича Легкоступина полностью здоровым физически <text:s/>и психически. <text:s/>Легкоступина выписывают из клиники. </text:span><text:span text:style-name="T9">Дмитрий Владимирович устраивается на работу в местную школу учителем истории, так как по образованию он историк. <text:s/></text:span><text:span text:style-name="T2">Анна и Дмитрий Владимирович женятся, и он берет фамилию своей жены. <text:s/></text:span><text:span text:style-name="T9">Легкоступов в свободное время продолжает работать на романом «Подмена». <text:s/>Вскоре у четы Красавиных рождается сын Алексей, названный так Легкоступиным в честь подменённого императора, о котором он пишет роман и с которым разговаривал в каземате психиатрической клиники. </text:span></text:p>
      <text:p text:style-name="P10"><text:span text:style-name="T9">Двойник председателя Велиградской областной думы некоторое время ведет себя тихо, выполняет все требования областного руководства, но вскоре выходит из-под контроля и захватывает власть в свои руки. Новый лже-председатель оказывается куда хуже прежнего. Он каждодневно пишет дурацкие законы и постановления и требует их незамедлительного исполнения. Вывел коррупцию на новый высокий уровень. Шантажирует губернатора и грозит ему разоблачением. На тайном совещании губернатор Лихоглазов приказывает руководителю ФСБ лже- председателя арестовать и доставить в психиатрическую клинику. Лихоглазов приказывает <text:s/>вернуть Легкоступина на его законное место председателя областной думы. Руководитель ФСБ предлагает поставить нового двойника. Губернатор возражает: «Так мы вовсе запутаемся и не будем понимать: кто из нас кто». Руководитель ФСБ соглашается с доводами губернатора. <text:s text:c="2"/>Лже-председателя арестовывают и помещают в Синеозерскую психиатрическую клинику. Но Легкоступина в ней не находят. Узнав, что Легкоступин теперь стал Красавиным, руководитель областного <text:s/>ФСБ приезжает в дом Красавиных и умоляет Легкоступина вернуться <text:s/>в руководство областной думой.. <text:s/>Однако Дмитрий </text:span><text:soft-page-break/><text:span text:style-name="T9">Владимирович не хочет менять свою тихую уютную жизнь <text:s/>на политику. Но, как человек мягкий и отходчивый, соглашается затем, но с условием, что ему не будут ставить <text:s/>палки в колеса. Руководство области заверяет его в этом. Легкоступин возвращается на свою должность и начинает полномасштабные реформы. В Велиградской области начинается экономический рост. В стране в связи с болезнью президента объявлены досрочные выборы. Легкоступин выдвигает свою кандидатуру на президентский пост. Он <text:s/>с большим отрывом выигрывает выборы и становится новым президентом страны. <text:s/></text:span></text:p>
      <text:p text:style-name="P2">На фоне титр звучит песня </text:p>
      <text:p text:style-name="P10"><text:span text:style-name="T10">О чём ты собралась поговорить,<text:line-break/>Когда так мало времени для счастья,<text:line-break/>И солнышко лишь для того погасло,<text:line-break/>Чтоб лунную мы отыскали нить.<text:line-break/><text:line-break/>А я вот задержался на луне…<text:line-break/>Свет серебра несётся вниз потоком,<text:line-break/>И я свои с ним посылаю строки,<text:line-break/>И жду, когда поднимешься ко мне.<text:line-break/><text:line-break/>Любовь необъяснимости полна-<text:line-break/>Тебе немного боязно, я знаю..<text:line-break/>Босая и красивая такая,<text:line-break/>Куда же ты отправилась одна...<text:line-break/><text:line-break/>О чём ты собралась поговорить..<text:line-break/>Какие уж из нас канатоходцы<text:line-break/>Давай присядем, дожидаясь солнца, <text:line-break/>И лунную раскачивая нить.<text:line-break/></text:span></text:p>
      <text:p text:style-name="P23"><text:span text:style-name="T4"><text:s text:c="77"/></text:span><text:span text:style-name="T4"><text:s/>Конец </text:span></text:p>
      <text:p text:style-name="P22"/>
      <text:p text:style-name="P22"/>
      <text:p text:style-name="P8"><text:s text:c="6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ru" fo:country="RU"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ru" fo:country="RU"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efault_20_Paragraph_20_Font" style:display-name="Default Paragraph Font" style:family="text"/>
    <style:style style:name="Название_20_Знак" style:display-name="Название Знак" style:family="text" style:parent-style-name="Default_20_Paragraph_20_Font">
      <style:text-properties style:font-name="Calibri Light" fo:font-size="28pt" fo:letter-spacing="-0.018cm" style:letter-kerning="true" style:font-size-asian="28pt" style:font-size-complex="2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ome</meta:initial-creator>
    <meta:editing-cycles>5</meta:editing-cycles>
    <meta:creation-date>2018-10-23T19:23:00</meta:creation-date>
    <dc:date>2020-11-30T14:37:03.21</dc:date>
    <meta:editing-duration>PT2H16M21S</meta:editing-duration>
    <meta:generator>OpenOffice/4.1.1$Win32 OpenOffice.org_project/411m6$Build-9775</meta:generator>
    <meta:document-statistic meta:table-count="0" meta:image-count="0" meta:object-count="0" meta:page-count="16" meta:paragraph-count="87" meta:word-count="3903" meta:character-count="30011"/>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